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5afddd" officeooo:paragraph-rsid="005afddd" style:text-blinking="false" fo:background-color="transparent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24a90f" officeooo:paragraph-rsid="0024a90f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25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27" style:family="paragraph" style:parent-style-name="Table_20_Heading">
      <style:text-properties style:font-name="Liberation Serif" fo:font-size="15pt" style:font-size-asian="15pt" style:font-size-complex="15pt"/>
    </style:style>
    <style:style style:name="P28" style:family="paragraph" style:parent-style-name="Table_20_Contents">
      <style:text-properties style:font-name="Liberation Serif" fo:font-size="15pt" style:font-size-asian="15pt" style:font-size-complex="15pt"/>
    </style:style>
    <style:style style:name="P29" style:family="paragraph" style:parent-style-name="Table_20_Contents">
      <style:text-properties officeooo:paragraph-rsid="000ab53b"/>
    </style:style>
    <style:style style:name="P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1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2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3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4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35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39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0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44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0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1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9165d" style:text-blinking="false" fo:background-color="transparent" style:font-size-asian="15pt" style:font-weight-asian="bold" style:font-size-complex="15pt" style:font-weight-complex="bold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a933" loext:opacity="100%" style:font-name="Liberation Serif" fo:font-size="15pt" officeooo:paragraph-rsid="005afddd" style:font-size-asian="15pt" style:font-size-complex="15pt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afddd" style:font-size-asian="15pt" style:font-size-complex="15pt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5afddd" style:text-blinking="false" fo:background-color="transparent" style:font-size-asian="15pt" style:font-weight-asian="bold" style:font-size-complex="15pt" style:font-weight-complex="bold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60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65" style:family="paragraph" style:parent-style-name="Text_20_body">
      <style:text-properties fo:color="#ff0000" loext:opacity="100%" style:font-name="Liberation Serif" fo:font-size="15pt" fo:font-weight="bold" officeooo:rsid="0007906c" officeooo:paragraph-rsid="0007906c" style:font-size-asian="15pt" style:font-weight-asian="bold" style:font-size-complex="15pt" style:font-weight-complex="bold"/>
    </style:style>
    <style:style style:name="P66" style:family="paragraph" style:parent-style-name="Text_20_body">
      <style:text-properties style:font-name="Liberation Serif" fo:font-size="15pt" fo:font-weight="bold" officeooo:paragraph-rsid="0007906c" style:font-size-asian="15pt" style:font-size-complex="15pt"/>
    </style:style>
    <style:style style:name="P67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68" style:family="paragraph" style:parent-style-name="Text_20_body">
      <style:text-properties fo:font-size="16pt" fo:font-weight="normal" officeooo:rsid="00085dbf" officeooo:paragraph-rsid="000496ee" style:font-size-asian="16pt" style:font-size-complex="16pt"/>
    </style:style>
    <style:style style:name="P69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70" style:family="paragraph" style:parent-style-name="Text_20_body" style:list-style-name="L2">
      <style:text-properties fo:font-size="16pt" officeooo:rsid="00085dbf" style:font-size-asian="16pt" style:font-size-complex="16pt"/>
    </style:style>
    <style:style style:name="P71" style:family="paragraph" style:parent-style-name="Text_20_body" style:list-style-name="L3">
      <style:text-properties fo:font-size="16pt" officeooo:rsid="00085dbf" style:font-size-asian="16pt" style:font-size-complex="16pt"/>
    </style:style>
    <style:style style:name="P72" style:family="paragraph" style:parent-style-name="Preformatted_20_Text">
      <style:paragraph-properties fo:margin-left="0in" fo:margin-right="0in" fo:margin-top="0in" fo:margin-bottom="0.1965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73" style:family="paragraph" style:parent-style-name="Text_20_body" style:list-style-name="L4">
      <style:text-properties style:font-name="Liberation Serif" fo:font-size="15pt" officeooo:rsid="00085dbf" style:font-size-asian="15pt" style:font-size-complex="15pt"/>
    </style:style>
    <style:style style:name="P7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8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8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83" style:family="paragraph" style:parent-style-name="Text_20_body" style:list-style-name="L5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8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85" style:family="paragraph" style:parent-style-name="Text_20_body" style:list-style-name="L6">
      <style:paragraph-properties fo:line-height="138%"/>
      <style:text-properties fo:color="#000000" loext:opacity="100%" style:font-name="Arial" fo:font-size="15pt" fo:font-weight="bold" officeooo:rsid="001643d3" style:font-size-asian="15pt" style:font-weight-asian="bold" style:font-size-complex="15pt" style:font-weight-complex="bold"/>
    </style:style>
    <style:style style:name="P8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87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Liberation Serif" fo:font-size="15pt" style:font-size-asian="15pt" style:font-size-complex="15pt"/>
    </style:style>
    <style:style style:name="P88" style:family="paragraph" style:parent-style-name="Text_20_body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89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Arial" fo:font-size="15pt" style:font-size-asian="15pt" style:font-size-complex="15pt"/>
    </style:style>
    <style:style style:name="P90" style:family="paragraph" style:parent-style-name="Text_20_body" style:list-style-name="L7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91" style:family="paragraph" style:parent-style-name="Text_20_body" style:list-style-name="L8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9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9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9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9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afddd" style:font-size-asian="15pt" style:font-size-complex="15pt"/>
    </style:style>
    <style:style style:name="P9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9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98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99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00" style:family="paragraph" style:parent-style-name="Text_20_body">
      <style:paragraph-properties style:writing-mode="lr-tb"/>
      <style:text-properties officeooo:paragraph-rsid="0054c035"/>
    </style:style>
    <style:style style:name="P101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02" style:family="paragraph" style:parent-style-name="Text_20_body" style:list-style-name="L9">
      <style:text-properties fo:font-size="15pt" officeooo:rsid="0011f355" style:font-size-asian="15pt" style:font-size-complex="15pt"/>
    </style:style>
    <style:style style:name="P103" style:family="paragraph" style:parent-style-name="Text_20_body" style:list-style-name="L9"/>
    <style:style style:name="P104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0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0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0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0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0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bf0041" loext:opacity="100%" fo:font-weight="bold" officeooo:rsid="00368101" style:font-weight-asian="bold" style:font-weight-complex="bold"/>
    </style:style>
    <style:style style:name="T4" style:family="text">
      <style:text-properties fo:font-weight="bold" officeooo:rsid="00368101" style:font-weight-asian="bold" style:font-weight-complex="bold"/>
    </style:style>
    <style:style style:name="T5" style:family="text">
      <style:text-properties fo:color="#bf0041" loext:opacity="100%" fo:font-weight="bold" officeooo:rsid="001e7c1b" style:font-weight-asian="bold" style:font-weight-complex="bold"/>
    </style:style>
    <style:style style:name="T6" style:family="text">
      <style:text-properties fo:font-weight="bold" officeooo:rsid="0059790e" style:font-weight-asian="normal" style:font-weight-complex="normal"/>
    </style:style>
    <style:style style:name="T7" style:family="text">
      <style:text-properties fo:color="#bf0041" loext:opacity="100%" fo:font-weight="bold" officeooo:rsid="0039b6cd" style:font-weight-asian="bold" style:font-weight-complex="bold"/>
    </style:style>
    <style:style style:name="T8" style:family="text">
      <style:text-properties fo:font-weight="bold" officeooo:rsid="0039b6cd" style:font-weight-asian="bold" style:font-weight-complex="bold"/>
    </style:style>
    <style:style style:name="T9" style:family="text">
      <style:text-properties officeooo:rsid="002028a8"/>
    </style:style>
    <style:style style:name="T1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11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6" style:family="text">
      <style:text-properties fo:color="#000000" loext:opacity="100%" fo:font-weight="bold" officeooo:rsid="000496ee" style:font-weight-asian="bold" style:font-weight-complex="bold"/>
    </style:style>
    <style:style style:name="T17" style:family="text">
      <style:text-properties fo:color="#bf0041" loext:opacity="100%" fo:font-weight="bold" style:font-weight-asian="bold" style:font-weight-complex="bold"/>
    </style:style>
    <style:style style:name="T18" style:family="text">
      <style:text-properties fo:color="#000000" loext:opacity="100%" fo:font-weight="normal" officeooo:rsid="00272474" style:font-weight-asian="normal" style:font-weight-complex="normal"/>
    </style:style>
    <style:style style:name="T19" style:family="text">
      <style:text-properties fo:color="#bf0041" loext:opacity="100%" fo:font-weight="bold" officeooo:rsid="00277777" style:font-weight-asian="bold" style:font-weight-complex="bold"/>
    </style:style>
    <style:style style:name="T20" style:family="text">
      <style:text-properties fo:color="#000000" loext:opacity="100%" fo:font-weight="normal" officeooo:rsid="00277777" style:font-weight-asian="normal" style:font-weight-complex="normal"/>
    </style:style>
    <style:style style:name="T21" style:family="text">
      <style:text-properties fo:color="#000000" loext:opacity="100%" fo:font-weight="normal" officeooo:rsid="0040544a" style:font-weight-asian="normal" style:font-weight-complex="normal"/>
    </style:style>
    <style:style style:name="T22" style:family="text">
      <style:text-properties officeooo:rsid="003ecd26"/>
    </style:style>
    <style:style style:name="T23" style:family="text">
      <style:text-properties officeooo:rsid="00277777"/>
    </style:style>
    <style:style style:name="T24" style:family="text">
      <style:text-properties fo:color="#bf0041" loext:opacity="100%" fo:font-weight="bold" officeooo:rsid="003ecd26" style:font-weight-asian="bold" style:font-weight-complex="bold"/>
    </style:style>
    <style:style style:name="T25" style:family="text">
      <style:text-properties fo:color="#bf0041" loext:opacity="100%" fo:font-weight="bold" officeooo:rsid="000496ee" style:font-weight-asian="bold" style:font-weight-complex="bold"/>
    </style:style>
    <style:style style:name="T26" style:family="text">
      <style:text-properties officeooo:rsid="000496ee"/>
    </style:style>
    <style:style style:name="T27" style:family="text">
      <style:text-properties fo:color="#bf0041" loext:opacity="100%" officeooo:rsid="000496ee"/>
    </style:style>
    <style:style style:name="T28" style:family="text">
      <style:text-properties fo:color="#bf0041" loext:opacity="100%" officeooo:rsid="00272474"/>
    </style:style>
    <style:style style:name="T29" style:family="text">
      <style:text-properties fo:font-weight="normal" officeooo:rsid="00277777" style:font-weight-asian="normal" style:font-weight-complex="normal"/>
    </style:style>
    <style:style style:name="T30" style:family="text">
      <style:text-properties fo:color="#bf0041" loext:opacity="100%" officeooo:rsid="003ecd26"/>
    </style:style>
    <style:style style:name="T31" style:family="text">
      <style:text-properties fo:font-weight="normal" officeooo:rsid="002e9753" style:font-weight-asian="normal" style:font-weight-complex="normal"/>
    </style:style>
    <style:style style:name="T32" style:family="text">
      <style:text-properties fo:color="#ff0000" loext:opacity="100%" fo:font-weight="normal" officeooo:rsid="00277777" style:font-weight-asian="normal" style:font-weight-complex="normal"/>
    </style:style>
    <style:style style:name="T33" style:family="text">
      <style:text-properties fo:font-weight="normal" officeooo:rsid="00272474" style:font-weight-asian="normal" style:font-weight-complex="normal"/>
    </style:style>
    <style:style style:name="T34" style:family="text">
      <style:text-properties officeooo:rsid="00272474"/>
    </style:style>
    <style:style style:name="T35" style:family="text">
      <style:text-properties fo:font-weight="normal" officeooo:rsid="0059790e" style:font-weight-asian="normal" style:font-weight-complex="normal"/>
    </style:style>
    <style:style style:name="T36" style:family="text">
      <style:text-properties fo:color="#bf0041" loext:opacity="100%"/>
    </style:style>
    <style:style style:name="T37" style:family="text">
      <style:text-properties fo:color="#bf0041" loext:opacity="100%" officeooo:rsid="003db062"/>
    </style:style>
    <style:style style:name="T38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41" style:family="text">
      <style:text-properties fo:font-weight="normal" officeooo:rsid="003aaf12" style:font-weight-asian="normal" style:font-weight-complex="normal"/>
    </style:style>
    <style:style style:name="T42" style:family="text">
      <style:text-properties fo:color="#bf0041" loext:opacity="100%" officeooo:rsid="003aaf12"/>
    </style:style>
    <style:style style:name="T43" style:family="text">
      <style:text-properties fo:color="#bf0041" loext:opacity="100%" officeooo:rsid="00277777"/>
    </style:style>
    <style:style style:name="T44" style:family="text">
      <style:text-properties fo:font-weight="normal" officeooo:rsid="000c5d59" style:font-weight-asian="normal" style:font-weight-complex="normal"/>
    </style:style>
    <style:style style:name="T45" style:family="text">
      <style:text-properties fo:font-weight="normal" officeooo:rsid="001770d1" style:font-weight-asian="normal" style:font-weight-complex="normal"/>
    </style:style>
    <style:style style:name="T46" style:family="text">
      <style:text-properties officeooo:rsid="000c5d59"/>
    </style:style>
    <style:style style:name="T47" style:family="text">
      <style:text-properties fo:color="#bf0041" loext:opacity="100%" officeooo:rsid="000c5d59"/>
    </style:style>
    <style:style style:name="T48" style:family="text">
      <style:text-properties style:font-name="Liberation Serif" fo:font-size="15pt" style:font-size-asian="15pt" style:font-size-complex="15pt"/>
    </style:style>
    <style:style style:name="T49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50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51" style:family="text">
      <style:text-properties officeooo:rsid="0059790e"/>
    </style:style>
    <style:style style:name="T52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53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54" style:family="text">
      <style:text-properties fo:color="#bf0041" loext:opacity="100%" style:font-name="Liberation Serif" fo:font-size="15pt" style:font-size-asian="15pt" style:font-size-complex="15pt"/>
    </style:style>
    <style:style style:name="T55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56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57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58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59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60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61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62" style:family="text">
      <style:text-properties fo:font-variant="normal" fo:text-transform="none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63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64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429f67" style:text-blinking="false" fo:background-color="transparent" loext:char-shading-value="0"/>
    </style:style>
    <style:style style:name="T65" style:family="text">
      <style:text-properties fo:font-variant="normal" fo:text-transform="none" style:text-line-through-style="none" style:text-line-through-type="none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66" style:family="text">
      <style:text-properties fo:font-variant="normal" fo:text-transform="none" style:text-line-through-style="none" style:text-line-through-type="none" fo:font-style="normal" style:text-underline-style="none" fo:font-weight="normal" officeooo:rsid="00277777" style:text-blinking="false" fo:background-color="transparent" loext:char-shading-value="0" style:font-weight-asian="normal" style:font-weight-complex="normal"/>
    </style:style>
    <style:style style:name="T67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0c5d59" style:text-blinking="false" fo:background-color="transparent" loext:char-shading-value="0"/>
    </style:style>
    <style:style style:name="T68" style:family="text">
      <style:text-properties fo:font-variant="normal" fo:text-transform="none" style:text-line-through-style="none" style:text-line-through-type="none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69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70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71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2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3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74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75" style:family="text">
      <style:text-properties fo:font-size="15pt" officeooo:rsid="000c5d59" style:font-size-asian="15pt" style:font-size-complex="15pt"/>
    </style:style>
    <style:style style:name="T76" style:family="text">
      <style:text-properties fo:color="#800080" loext:opacity="100%" fo:font-size="15pt" officeooo:rsid="000c5d59" style:font-size-asian="15pt" style:font-size-complex="15pt"/>
    </style:style>
    <style:style style:name="T77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78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79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80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81" style:family="text">
      <style:text-properties fo:color="#bf0041" loext:opacity="100%" officeooo:rsid="001e7c1b"/>
    </style:style>
    <style:style style:name="T82" style:family="text">
      <style:text-properties officeooo:rsid="001770d1"/>
    </style:style>
    <style:style style:name="T83" style:family="text">
      <style:text-properties fo:font-weight="normal" officeooo:rsid="001e8add" style:font-weight-asian="normal" style:font-weight-complex="normal"/>
    </style:style>
    <style:style style:name="T84" style:family="text">
      <style:text-properties fo:font-weight="normal" officeooo:rsid="0020fcba" style:font-weight-asian="normal" style:font-weight-complex="normal"/>
    </style:style>
    <style:style style:name="T85" style:family="text">
      <style:text-properties officeooo:rsid="0023026e"/>
    </style:style>
    <style:style style:name="T8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87" style:family="text">
      <style:text-properties officeooo:rsid="001e7c1b"/>
    </style:style>
    <style:style style:name="T88" style:family="text">
      <style:text-properties fo:font-size="9pt" style:font-size-asian="9pt" style:font-size-complex="9pt"/>
    </style:style>
    <style:style style:name="T89" style:family="text">
      <style:text-properties fo:font-size="14pt" style:font-size-asian="14pt" style:font-size-complex="14pt"/>
    </style:style>
    <style:style style:name="T90" style:family="text">
      <style:text-properties fo:font-size="14pt" officeooo:rsid="001e7c1b" style:font-size-asian="14pt" style:font-size-complex="14pt"/>
    </style:style>
    <style:style style:name="T91" style:family="text">
      <style:text-properties fo:font-size="9pt" fo:font-weight="normal" style:font-size-asian="9pt" style:font-weight-asian="normal" style:font-size-complex="9pt" style:font-weight-complex="normal"/>
    </style:style>
    <style:style style:name="T92" style:family="text">
      <style:text-properties fo:font-size="14pt" fo:font-weight="normal" style:font-size-asian="14pt" style:font-weight-asian="normal" style:font-size-complex="14pt" style:font-weight-complex="normal"/>
    </style:style>
    <style:style style:name="T93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94" style:family="text">
      <style:text-properties style:text-underline-style="none" fo:font-weight="bold" style:font-weight-asian="bold" style:font-weight-complex="bold"/>
    </style:style>
    <style:style style:name="T9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6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97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98" style:family="text">
      <style:text-properties fo:color="#bf0041" loext:opacity="100%" fo:font-weight="bold" officeooo:rsid="001770d1" style:font-weight-asian="bold" style:font-weight-complex="bold"/>
    </style:style>
    <style:style style:name="T99" style:family="text">
      <style:text-properties fo:color="#000000" loext:opacity="100%"/>
    </style:style>
    <style:style style:name="T100" style:family="text">
      <style:text-properties fo:color="#000000" loext:opacity="100%" officeooo:rsid="0059790e"/>
    </style:style>
    <style:style style:name="T101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02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03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04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05" style:family="text">
      <style:text-properties style:font-name="Liberation Serif"/>
    </style:style>
    <style:style style:name="T106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07" style:family="text">
      <style:text-properties fo:font-variant="normal" fo:text-transform="none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08" style:family="text">
      <style:text-properties fo:color="#000000" loext:opacity="100%" style:font-name="Liberation Serif" fo:font-weight="bold" style:font-weight-asian="bold" style:font-weight-complex="bold"/>
    </style:style>
    <style:style style:name="T109" style:family="text">
      <style:text-properties fo:color="#0000ff" loext:opacity="100%" style:font-name="Liberation Serif" fo:font-weight="bold" style:font-weight-asian="bold" style:font-weight-complex="bold"/>
    </style:style>
    <style:style style:name="T110" style:family="text">
      <style:text-properties fo:color="#bf0041" loext:opacity="100%" style:font-name="Liberation Serif" fo:font-weight="bold" style:font-weight-asian="bold" style:font-weight-complex="bold"/>
    </style:style>
    <style:style style:name="T111" style:family="text">
      <style:text-properties fo:color="#0000ff" loext:opacity="100%" style:font-name="Liberation Serif"/>
    </style:style>
    <style:style style:name="T112" style:family="text">
      <style:text-properties fo:color="#000000" loext:opacity="100%" style:font-name="Liberation Serif" fo:font-weight="normal"/>
    </style:style>
    <style:style style:name="T113" style:family="text">
      <style:text-properties style:font-name="Liberation Serif" officeooo:rsid="000496ee"/>
    </style:style>
    <style:style style:name="T114" style:family="text">
      <style:text-properties fo:font-weight="normal" officeooo:rsid="003cd1c5" style:font-weight-asian="normal" style:font-weight-complex="normal"/>
    </style:style>
    <style:style style:name="T115" style:family="text">
      <style:text-properties style:font-name="Liberation Serif" fo:font-weight="bold" style:font-weight-asian="bold" style:font-weight-complex="bold"/>
    </style:style>
    <style:style style:name="T116" style:family="text">
      <style:text-properties fo:color="#bf0041" loext:opacity="100%" style:font-name="Liberation Serif"/>
    </style:style>
    <style:style style:name="T117" style:family="text">
      <style:text-properties style:font-name="Liberation Serif" officeooo:rsid="002028a8"/>
    </style:style>
    <style:style style:name="T118" style:family="text"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style:text-blinking="false" fo:background-color="transparent" loext:char-shading-value="0" style:font-size-asian="15pt" style:font-size-complex="15pt"/>
    </style:style>
    <style:style style:name="T119" style:family="text"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officeooo:rsid="002028a8" style:text-blinking="false" fo:background-color="transparent" loext:char-shading-value="0" style:font-size-asian="15pt" style:font-size-complex="15pt"/>
    </style:style>
    <style:style style:name="T120" style:family="text">
      <style:text-properties fo:font-weight="normal" officeooo:rsid="0001f2b4" style:font-weight-asian="normal" style:font-weight-complex="normal"/>
    </style:style>
    <style:style style:name="T121" style:family="text">
      <style:text-properties fo:font-weight="normal" officeooo:rsid="001b9b4f" style:font-weight-asian="normal" style:font-weight-complex="normal"/>
    </style:style>
    <style:style style:name="T122" style:family="text">
      <style:text-properties officeooo:rsid="001b9b4f"/>
    </style:style>
    <style:style style:name="T123" style:family="text">
      <style:text-properties fo:font-weight="normal" officeooo:rsid="00256fbe" style:font-weight-asian="normal" style:font-weight-complex="normal"/>
    </style:style>
    <style:style style:name="T124" style:family="text">
      <style:text-properties fo:color="#000000" loext:opacity="100%" officeooo:rsid="000496ee" style:font-weight-asian="bold" style:font-weight-complex="bold"/>
    </style:style>
    <style:style style:name="T125" style:family="text">
      <style:text-properties officeooo:rsid="00256fbe"/>
    </style:style>
    <style:style style:name="T126" style:family="text">
      <style:text-properties fo:font-weight="normal"/>
    </style:style>
    <style:style style:name="T127" style:family="text">
      <style:text-properties fo:font-weight="normal" officeooo:rsid="00256fbe"/>
    </style:style>
    <style:style style:name="T128" style:family="text">
      <style:text-properties fo:color="#ff0000" loext:opacity="100%"/>
    </style:style>
    <style:style style:name="T129" style:family="text">
      <style:text-properties fo:font-weight="normal" officeooo:rsid="003c9902" style:font-weight-asian="normal" style:font-weight-complex="normal"/>
    </style:style>
    <style:style style:name="T130" style:family="text">
      <style:text-properties fo:color="#ff0000" loext:opacity="100%" officeooo:rsid="000496ee"/>
    </style:style>
    <style:style style:name="T131" style:family="text">
      <style:text-properties fo:color="#ff0000" loext:opacity="100%" officeooo:rsid="000695b6"/>
    </style:style>
    <style:style style:name="T13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33" style:family="text">
      <style:text-properties fo:color="#000000" loext:opacity="100%" fo:font-weight="normal" style:font-weight-asian="normal" style:font-weight-complex="normal"/>
    </style:style>
    <style:style style:name="T134" style:family="text">
      <style:text-properties fo:font-weight="normal" officeooo:rsid="000496ee"/>
    </style:style>
    <style:style style:name="T135" style:family="text">
      <style:text-properties officeooo:rsid="0007906c"/>
    </style:style>
    <style:style style:name="T136" style:family="text">
      <style:text-properties fo:color="#ff0000" loext:opacity="100%" officeooo:rsid="0007906c" style:font-weight-asian="bold" style:font-weight-complex="bold"/>
    </style:style>
    <style:style style:name="T137" style:family="text">
      <style:text-properties fo:color="#000000" loext:opacity="100%" officeooo:rsid="0007906c" style:font-weight-asian="bold" style:font-weight-complex="bold"/>
    </style:style>
    <style:style style:name="T138" style:family="text">
      <style:text-properties officeooo:rsid="000496ee" style:font-weight-asian="bold" style:font-weight-complex="bold"/>
    </style:style>
    <style:style style:name="T139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4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4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42" style:family="text">
      <style:text-properties officeooo:rsid="0009e25c"/>
    </style:style>
    <style:style style:name="T143" style:family="text">
      <style:text-properties fo:color="#000000" loext:opacity="100%" officeooo:rsid="000f79a3"/>
    </style:style>
    <style:style style:name="T144" style:family="text">
      <style:text-properties officeooo:rsid="000f79a3"/>
    </style:style>
    <style:style style:name="T14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46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4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4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4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5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5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a0fea" style:text-blinking="false" fo:background-color="transparent" loext:char-shading-value="0" style:font-weight-asian="bold" style:font-weight-complex="bold"/>
    </style:style>
    <style:style style:name="T152" style:family="text">
      <style:text-properties fo:color="#bf0041" loext:opacity="100%" fo:font-weight="bold"/>
    </style:style>
    <style:style style:name="T153" style:family="text">
      <style:text-properties fo:color="#bf0041" loext:opacity="100%" fo:font-weight="bold" officeooo:rsid="0054ec08"/>
    </style:style>
    <style:style style:name="T154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55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56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5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58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59" style:family="text">
      <style:text-properties style:font-weight-asian="bold" style:font-weight-complex="bold"/>
    </style:style>
    <style:style style:name="T160" style:family="text">
      <style:text-properties fo:color="#00a933" loext:opacity="100%" fo:font-weight="normal" style:font-weight-asian="normal" style:font-weight-complex="normal"/>
    </style:style>
    <style:style style:name="T161" style:family="text">
      <style:text-properties officeooo:rsid="0054c035"/>
    </style:style>
    <style:style style:name="T162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63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65" style:family="text">
      <style:text-properties officeooo:rsid="004e5f86"/>
    </style:style>
    <style:style style:name="T16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7" style:family="text">
      <style:text-properties officeooo:rsid="001466bd"/>
    </style:style>
    <style:style style:name="T168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9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70" style:family="text">
      <style:text-properties fo:color="#158466" loext:opacity="100%"/>
    </style:style>
    <style:style style:name="T171" style:family="text">
      <style:text-properties fo:color="#ad1457" loext:opacity="100%"/>
    </style:style>
    <style:style style:name="T172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73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74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5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6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7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178" style:family="text">
      <style:text-properties fo:font-size="15pt" officeooo:rsid="0011f355" style:font-size-asian="15pt" style:font-size-complex="15pt"/>
    </style:style>
    <style:style style:name="T179" style:family="text">
      <style:text-properties fo:font-size="15pt" style:font-size-asian="15pt" style:font-size-complex="15pt"/>
    </style:style>
    <style:style style:name="T180" style:family="text">
      <style:text-properties fo:color="#000000" loext:opacity="100%" officeooo:rsid="004e5f8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<text:s/>&amp;&amp; git add . &amp;&amp; git status &amp;&amp; git commit -m “commit” &amp;&amp; git push origin main</text:span></text:p>
      <text:p text:style-name="P2"/>
      <text:p text:style-name="P3"/>
      <text:p text:style-name="P4"><text:span text:style-name="T2">$ </text:span><text:span text:style-name="T3">tldr</text:span><text:span text:style-name="T4"> </text:span><text:span text:style-name="T5"><text:s/><text:tab/><text:tab/><text:tab/><text:tab/><text:tab/><text:tab/><text:tab/><text:tab/><text:tab/><text:tab/><text:tab/><text:tab/><text:tab/><text:tab/><text:tab/><text:tab/><text:tab/><text:tab/></text:span><text:span text:style-name="T6"># </text:span>too long; didn’t read<text:tab/></text:p>
      <text:p text:style-name="P5"><text:span text:style-name="T2">$ </text:span><text:span text:style-name="T7">tldr</text:span><text:span text:style-name="T8"> </text:span><text:span text:style-name="T7">man</text:span><text:span text:style-name="T4"> </text:span></text:p>
      <text:p text:style-name="P6">___________________________________________________________________________________________<text:span text:style-name="T9">__________________</text:span></text:p>
      <text:p text:style-name="P7"><text:span text:style-name="T10">$ </text:span><text:span text:style-name="T11">cd</text:span><text:span text:style-name="T12"><text:tab/><text:tab/><text:tab/><text:tab/><text:tab/><text:tab/><text:tab/></text:span><text:span text:style-name="T13"><text:tab/><text:tab/> <text:s/><text:tab/><text:tab/> <text:s text:c="9"/><text:tab/> <text:s/><text:tab/><text:tab/><text:tab/><text:tab/><text:tab/><text:tab/> # change directory </text:span></text:p>
      <text:p text:style-name="P7"><text:span text:style-name="T10">$ </text:span><text:span text:style-name="T11">cd /</text:span><text:tab/><text:tab/><text:tab/><text:tab/><text:span text:style-name="T14"><text:tab/><text:tab/> <text:s/><text:tab/><text:tab/> <text:s text:c="9"/><text:tab/><text:tab/> <text:s/><text:tab/> <text:s text:c="9"/><text:tab/><text:tab/><text:tab/><text:tab/><text:tab/> # Go to the root directory </text:span></text:p>
      <text:p text:style-name="P7"><text:span text:style-name="T10">$ </text:span><text:span text:style-name="T11">cd -</text:span><text:span text:style-name="T12"><text:tab/><text:tab/><text:tab/><text:tab/><text:tab/><text:tab/><text:tab/></text:span><text:span text:style-name="T13"><text:tab/><text:tab/> <text:s/><text:tab/><text:tab/> <text:s text:c="17"/><text:tab/><text:tab/><text:tab/> <text:s text:c="6"/># Go to the previously chosen directory </text:span></text:p>
      <text:p text:style-name="P8">___________________________________________________________________________________________<text:span text:style-name="T9">__________________</text:span></text:p>
      <text:p text:style-name="P9"><text:span text:style-name="T10">$</text:span><text:span text:style-name="T15"> </text:span><text:span text:style-name="T11">ls</text:span></text:p>
      <text:p text:style-name="P10"><text:span text:style-name="T16">$</text:span> <text:span text:style-name="T17">ls -1</text:span><text:tab/><text:tab/><text:tab/><text:tab/><text:tab/><text:tab/><text:tab/><text:tab/><text:tab/><text:tab/><text:tab/><text:tab/><text:tab/><text:tab/><text:tab/><text:tab/><text:tab/> <text:s text:c="2"/><text:span text:style-name="T18"><text:s/># List files one per line </text:span></text:p>
      <text:p text:style-name="P11"><text:span text:style-name="T16">$</text:span> <text:span text:style-name="T17">ls -</text:span><text:span text:style-name="T19">a<text:tab/><text:tab/><text:tab/></text:span><text:span text:style-name="T20">&amp; <text:tab/></text:span><text:span text:style-name="T16">$</text:span> <text:span text:style-name="T17">ls --</text:span><text:span text:style-name="T19">all</text:span><text:tab/><text:tab/><text:tab/><text:tab/><text:tab/><text:tab/><text:tab/><text:tab/><text:tab/><text:tab/><text:tab/> <text:s text:c="3"/><text:span text:style-name="T18"><text:s/># List all files </text:span><text:span text:style-name="T20">+</text:span><text:span text:style-name="T18"> hidden files </text:span></text:p>
      <text:p text:style-name="P12"><text:s text:c="5"/><text:tab/></text:p>
      <text:p text:style-name="P13"><text:span text:style-name="T21">O</text:span><text:span text:style-name="T20">ptions/</text:span><text:span text:style-name="T21">Flag</text:span><text:span text:style-name="T20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4">-h <text:tab/>=<text:tab/>--human-readable <text:s/></text:p>
      <text:p text:style-name="P14">-r <text:tab/>=<text:tab/>--reverse</text:p>
      <text:p text:style-name="P14">-<text:span text:style-name="T22">R<text:tab/>=<text:tab/>--recursive</text:span></text:p>
      <text:p text:style-name="P15">-ls <text:tab/>= <text:tab/>-l -s <text:s text:c="30"/><text:span text:style-name="T22">************</text:span></text:p>
      <text:p text:style-name="P15">-<text:span text:style-name="T22">a<text:tab/>=<text:tab/>--</text:span><text:span text:style-name="T23">all</text:span></text:p>
      <text:p text:style-name="P16"/>
      <text:p text:style-name="P14">-l <text:s/>→ long listing</text:p>
      <text:p text:style-name="P14">-s <text:s/>→ show block size</text:p>
      <text:p text:style-name="P17"/>
      <text:p text:style-name="P18"><text:span text:style-name="T16">$</text:span> <text:span text:style-name="T17">ls -a -</text:span><text:span text:style-name="T24">1</text:span><text:span text:style-name="T17"><text:tab/><text:tab/><text:tab/></text:span><text:span text:style-name="T20">&amp; <text:tab/></text:span><text:span text:style-name="T16">$ </text:span><text:span text:style-name="T25">ls –</text:span><text:span text:style-name="T24">1a</text:span><text:span text:style-name="T17"><text:tab/><text:tab/><text:tab/><text:tab/><text:tab/><text:tab/><text:tab/><text:tab/><text:tab/></text:span><text:span text:style-name="T18"> <text:s text:c="8"/># List all files </text:span><text:span text:style-name="T20">+</text:span><text:span text:style-name="T18"> hidden files </text:span><text:span text:style-name="T20">+ </text:span><text:span text:style-name="T18">one per line </text:span></text:p>
      <text:p text:style-name="P19"><text:span text:style-name="T26">$ </text:span><text:span text:style-name="T27">ls -</text:span><text:span text:style-name="T28">ls</text:span><text:span text:style-name="T27"> --recursive</text:span><text:span text:style-name="T26"><text:tab/></text:span><text:span text:style-name="T29">&amp; <text:tab/></text:span><text:span text:style-name="T26">$ </text:span><text:span text:style-name="T27">ls –</text:span><text:span text:style-name="T30">ls -R</text:span><text:span text:style-name="T26"><text:tab/><text:tab/><text:tab/> <text:s text:c="2"/></text:span><text:span text:style-name="T31"><text:s text:c="8"/># </text:span><text:span text:style-name="T32">*****</text:span><text:span text:style-name="T33">List files in </text:span><text:span text:style-name="T29">L</text:span><text:span text:style-name="T33">ong format, sorted by </text:span><text:span text:style-name="T29">S</text:span><text:span text:style-name="T33">ize (descending <text:s/></text:span><text:span text:style-name="T29">+ </text:span><text:span text:style-name="T34">recursively</text:span><text:span text:style-name="T35">)</text:span><text:span text:style-name="T33"> </text:span></text:p>
      <text:p text:style-name="P19"><text:span text:style-name="T26">$ </text:span><text:span text:style-name="T27">ls -</text:span><text:span text:style-name="T36">ls</text:span><text:span text:style-name="T27"> <text:s text:c="2"/><text:tab/><text:tab/><text:tab/></text:span><text:span text:style-name="T29">&amp;</text:span><text:span text:style-name="T30"><text:tab/></text:span><text:span text:style-name="T26">$ </text:span><text:span text:style-name="T27">ls –</text:span><text:span text:style-name="T30">sl<text:tab/><text:tab/></text:span><text:span text:style-name="T29">&amp;</text:span><text:span text:style-name="T30"><text:tab/></text:span><text:span text:style-name="T26">$ </text:span><text:span text:style-name="T27">ls –</text:span><text:span text:style-name="T30">l -s</text:span></text:p>
      <text:p text:style-name="P20">$<text:span text:style-name="T36"> ls -</text:span><text:span text:style-name="T37">ls –human-readable</text:span></text:p>
      <text:p text:style-name="P20"><text:span text:style-name="T26">$</text:span><text:span text:style-name="T27"> ls -</text:span><text:span text:style-name="T36">ls <text:s/>-</text:span><text:span text:style-name="T37">r <text:s text:c="2"/></text:span></text:p>
      <text:p text:style-name="P8">___________________________________________________________________________________________<text:span text:style-name="T9">__________________</text:span></text:p>
      <text:p text:style-name="P9"><text:span text:style-name="T10">$</text:span><text:span text:style-name="T15"> </text:span><text:span text:style-name="T11">pwd</text:span><text:span text:style-name="T38"><text:tab/><text:tab/><text:tab/><text:tab/><text:tab/><text:tab/> <text:s/></text:span><text:span text:style-name="T12"><text:tab/><text:tab/><text:tab/><text:tab/><text:tab/> <text:tab/><text:tab/><text:tab/><text:tab/><text:tab/><text:tab/></text:span><text:span text:style-name="T38"> </text:span><text:span text:style-name="T13"><text:s text:c="4"/># </text:span><text:span text:style-name="T39">P</text:span><text:span text:style-name="T40">rint working directory</text:span><text:span text:style-name="T13"> </text:span><text:span text:style-name="T40"><text:tab/><text:tab/></text:span></text:p>
      <text:p text:style-name="P21">$ <text:span text:style-name="T36">sudo -i  <text:s text:c="2"/></text:span><text:s text:c="40"/><text:tab/> <text:tab/><text:tab/> <text:s/><text:tab/><text:tab/><text:tab/><text:tab/> <text:tab/><text:tab/><text:tab/><text:tab/><text:tab/> <text:s text:c="2"/><text:tab/> <text:s text:c="6"/><text:span text:style-name="T14"><text:s text:c="7"/># </text:span><text:span text:style-name="T41">Super</text:span><text:span text:style-name="T14"> user😎️ </text:span></text:p>
      <text:p text:style-name="P22"><text:span text:style-name="T26">$</text:span><text:span text:style-name="T36"> </text:span><text:span text:style-name="T42">sudo -s</text:span><text:span text:style-name="T43"><text:tab/></text:span><text:span text:style-name="T29">&amp; <text:tab/></text:span><text:span text:style-name="T26">$</text:span><text:span text:style-name="T36"> </text:span><text:span text:style-name="T42">sudo --shell</text:span><text:span text:style-name="T36"> <text:s text:c="2"/></text:span><text:s text:c="40"/><text:tab/> <text:tab/><text:tab/> <text:s/><text:tab/><text:tab/> <text:s text:c="8"/><text:span text:style-name="T14"><text:s text:c="4"/># </text:span><text:span text:style-name="T35">(</text:span><text:span text:style-name="T14">Super user😎️ </text:span><text:span text:style-name="T41">+ without changing the env</text:span><text:span text:style-name="T14"> </text:span><text:span text:style-name="T35">)</text:span></text:p>
      <text:p text:style-name="P8">___________________________________________________________________________________________<text:span text:style-name="T9">__________________</text:span></text:p>
      <text:p text:style-name="P23"><text:span text:style-name="T26">$</text:span> <text:span text:style-name="T36">rm</text:span> <text:span text:style-name="T14">path</text:span><text:span text:style-name="T44">1</text:span><text:span text:style-name="T14">/file1 path</text:span><text:span text:style-name="T44">2</text:span><text:span text:style-name="T14">/file2 <text:tab/><text:tab/><text:tab/><text:tab/><text:tab/><text:tab/><text:tab/><text:tab/> <text:s/><text:tab/><text:tab/><text:tab/><text:tab/><text:tab/><text:tab/> <text:s text:c="4"/></text:span><text:span text:style-name="T45"><text:s text:c="6"/># </text:span><text:span text:style-name="T14">Remove specific files</text:span><text:span text:style-name="T45"> </text:span></text:p>
      <text:p text:style-name="P23"><text:span text:style-name="T26">$</text:span> <text:span text:style-name="T36">rmdir</text:span><text:tab/><text:tab/><text:tab/><text:tab/><text:tab/><text:tab/><text:tab/><text:tab/><text:tab/><text:tab/><text:tab/><text:tab/> <text:s/><text:tab/><text:tab/><text:tab/><text:tab/><text:span text:style-name="T45"> <text:s text:c="17"/># </text:span><text:span text:style-name="T14">Remove specific empty directories</text:span><text:span text:style-name="T45"> </text:span></text:p>
      <text:p text:style-name="P24">rm -rf */</text:p>
      <text:p text:style-name="P24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25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4"/>
      <text:p text:style-name="P23"><text:span text:style-name="T26">$</text:span> <text:span text:style-name="T36">rm -r</text:span> <text:span text:style-name="T44">folder <text:s text:c="3"/></text:span></text:p>
      <text:p text:style-name="P26"><text:tab/>or <text:s text:c="4"/></text:p>
      <text:p text:style-name="P23"><text:span text:style-name="T26">$</text:span><text:span text:style-name="T46"> </text:span><text:span text:style-name="T47">rm --recursive</text:span><text:span text:style-name="T46"> </text:span><text:span text:style-name="T44">folde</text:span><text:span text:style-name="T45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7">Flag</text:p>
            </table:table-cell>
            <table:table-cell table:style-name="Table1.A1" office:value-type="string">
              <text:p text:style-name="P27">Meaning</text:p>
            </table:table-cell>
            <table:table-cell table:style-name="Table1.A1" office:value-type="string">
              <text:p text:style-name="P27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48">-r</text:span></text:span></text:p>
          </table:table-cell>
          <table:table-cell table:style-name="Table1.A1" office:value-type="string">
            <text:p text:style-name="P28">recursive <text:s/># delete directories </text:p>
          </table:table-cell>
          <table:table-cell table:style-name="Table1.A1" office:value-type="string">
            <text:p text:style-name="P29"><text:span text:style-name="Source_20_Text"><text:span text:style-name="T49">$ </text:span></text:span><text:span text:style-name="Source_20_Text"><text:span text:style-name="T50">rm -r</text:span></text:span><text:span text:style-name="Source_20_Text"><text:span text:style-name="T48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48">-f</text:span></text:span></text:p>
          </table:table-cell>
          <table:table-cell table:style-name="Table1.A1" office:value-type="string">
            <text:p text:style-name="P28">force (no confirmation, ignore errors<text:span text:style-name="T51">)</text:span> </text:p>
          </table:table-cell>
          <table:table-cell table:style-name="Table1.A1" office:value-type="string">
            <text:p text:style-name="P29"><text:span text:style-name="Source_20_Text"><text:span text:style-name="T49">$ </text:span></text:span><text:span text:style-name="Source_20_Text"><text:span text:style-name="T50">rm -rf</text:span></text:span><text:span text:style-name="Source_20_Text"><text:span text:style-name="T48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48">-i</text:span></text:span></text:p>
          </table:table-cell>
          <table:table-cell table:style-name="Table1.A1" office:value-type="string">
            <text:p text:style-name="P28">interactive (ask before deleting each file <text:span text:style-name="T51">)</text:span></text:p>
          </table:table-cell>
          <table:table-cell table:style-name="Table1.A1" office:value-type="string">
            <text:p text:style-name="P29"><text:span text:style-name="Source_20_Text"><text:span text:style-name="T49">$ </text:span></text:span><text:span text:style-name="Source_20_Text"><text:span text:style-name="T50">rm -ri</text:span></text:span><text:span text:style-name="Source_20_Text"><text:span text:style-name="T48"> folder</text:span></text:span></text:p>
          </table:table-cell>
        </table:table-row>
      </table:table>
      <text:p text:style-name="P30"/>
      <text:p text:style-name="P31"><text:span text:style-name="Source_20_Text"><text:span text:style-name="T52">$</text:span></text:span><text:span text:style-name="Source_20_Text"><text:span text:style-name="T53"> </text:span></text:span><text:span text:style-name="Source_20_Text"><text:span text:style-name="T54">rm -ri</text:span></text:span><text:span text:style-name="Source_20_Text"><text:span text:style-name="T48"> </text:span></text:span><text:span text:style-name="Source_20_Text"><text:span text:style-name="T55">folder</text:span></text:span><text:span text:style-name="Source_20_Text"><text:span text:style-name="T56">2 <text:s text:c="3"/><text:tab/><text:tab/><text:tab/><text:tab/><text:tab/><text:tab/><text:tab/><text:tab/> <text:tab/></text:span></text:span><text:span text:style-name="Source_20_Text"><text:span text:style-name="T57"> # </text:span></text:span><text:span text:style-name="Source_20_Text"><text:span text:style-name="T58">✅ </text:span></text:span><text:span text:style-name="Source_20_Text"><text:span text:style-name="T59">Safe Deletion</text:span></text:span><text:span text:style-name="Source_20_Text"><text:span text:style-name="T56"> </text:span></text:span></text:p>
      <text:p text:style-name="P32">It will ask:</text:p>
      <text:p text:style-name="P33"><text:span text:style-name="Source_20_Text"><text:span text:style-name="T55">rm: descend into directory 'folder</text:span></text:span><text:span text:style-name="Source_20_Text"><text:span text:style-name="T56">2</text:span></text:span><text:span text:style-name="Source_20_Text"><text:span text:style-name="T55">'? y</text:span></text:span></text:p>
      <text:p text:style-name="P34"><text:span text:style-name="Source_20_Text"><text:span text:style-name="T55">rm: remove regular file 'folder</text:span></text:span><text:span text:style-name="Source_20_Text"><text:span text:style-name="T56">2</text:span></text:span><text:span text:style-name="Source_20_Text"><text:span text:style-name="T55">/file1'? y</text:span></text:span></text:p>
      <text:p text:style-name="P35"><text:span text:style-name="Source_20_Text"><text:span text:style-name="T52">$</text:span></text:span><text:span text:style-name="Source_20_Text"><text:span text:style-name="T48"> sudo rm -rf / </text:span></text:span><text:span text:style-name="Source_20_Text"><text:span text:style-name="T55"><text:s/><text:tab/><text:tab/><text:tab/><text:tab/><text:tab/><text:tab/><text:tab/><text:tab/><text:tab/> # </text:span></text:span><text:span text:style-name="Source_20_Text"><text:span text:style-name="T60">⚠️ Danger Zone </text:span></text:span><text:span text:style-name="Source_20_Text"><text:span text:style-name="T61">&amp;&amp; <text:s/></text:span></text:span><text:span text:style-name="T60">💀 </text:span><text:span text:style-name="Strong_20_Emphasis"><text:span text:style-name="T60">NEVER run this</text:span></text:span><text:span text:style-name="Strong_20_Emphasis"><text:span text:style-name="T55"> <text:s/></text:span></text:span><text:span text:style-name="T48"><text:line-break/> </text:span><text:span text:style-name="T55">It will recursively and forcefully delete everything from the root directory — basically wiping your OS.</text:span></text:p>
      <text:p text:style-name="P36">___________________________________________________________________________________________<text:span text:style-name="T9">__________________</text:span></text:p>
      <text:p text:style-name="P37"><text:span text:style-name="T62">$</text:span><text:span text:style-name="T63"> </text:span><text:span text:style-name="T64">history</text:span><text:span text:style-name="T63"> </text:span><text:span text:style-name="T65"><text:tab/><text:tab/></text:span><text:span text:style-name="T66">&amp; <text:tab/><text:tab/></text:span><text:span text:style-name="T62">$</text:span><text:span text:style-name="T67"> </text:span><text:span text:style-name="T64">history -10</text:span></text:p>
      <text:p text:style-name="P37"><text:span text:style-name="T62">$</text:span><text:span text:style-name="T63"> </text:span><text:span text:style-name="T11">cat ~/.bash_history<text:tab/><text:tab/><text:tab/><text:tab/><text:tab/><text:tab/></text:span><text:span text:style-name="T68"> # bash_history = folder that store the list of commands you’ve typed in the terminal </text:span><text:span text:style-name="Source_20_Text"><text:span text:style-name="T69"><text:s/></text:span></text:span></text:p>
      <text:p text:style-name="P38"><text:span text:style-name="Source_20_Text"><text:span text:style-name="T70">$</text:span></text:span><text:span text:style-name="Source_20_Text"><text:span text:style-name="T71"> </text:span></text:span><text:span text:style-name="Source_20_Text"><text:span text:style-name="T69">&lt;Space&gt;command</text:span></text:span><text:span text:style-name="Source_20_Text"><text:span text:style-name="T72"><text:tab/><text:tab/><text:tab/><text:tab/><text:tab/><text:tab/><text:tab/> <text:s text:c="8"/></text:span></text:span><text:span text:style-name="Source_20_Text"><text:span text:style-name="T73"><text:s/># </text:span></text:span><text:span text:style-name="Source_20_Text"><text:span text:style-name="T69">Run a command without adding it to history by adding a leading space</text:span></text:span><text:span text:style-name="Source_20_Text"><text:span text:style-name="T69"> </text:span></text:span></text:p>
      <text:p text:style-name="P38"><text:span text:style-name="Source_20_Text"><text:span text:style-name="T74"><text:tab/></text:span></text:span></text:p>
      <text:h text:style-name="P39" text:outline-level="3"><text:span text:style-name="Source_20_Text"><text:span text:style-name="T69">If you want to search for a specific command:</text:span></text:span></text:h>
      <text:p text:style-name="P40"><text:span text:style-name="T75">Press </text:span><text:span text:style-name="Strong_20_Emphasis"><text:span text:style-name="T76">Ctrl + R</text:span></text:span><text:span text:style-name="T75"> and start typing — it will search your history. <text:tab/><text:tab/></text:span><text:span text:style-name="T77">*********</text:span></text:p>
      <text:p text:style-name="P38"><text:span text:style-name="Source_20_Text"><text:span text:style-name="T74"><text:s text:c="2"/><text:tab/><text:tab/><text:tab/><text:tab/><text:tab/><text:tab/><text:tab/><text:tab/></text:span></text:span></text:p>
      <text:p text:style-name="P38"><text:span text:style-name="Source_20_Text"><text:span text:style-name="T78">Y</text:span></text:span><text:span text:style-name="Source_20_Text"><text:span text:style-name="T78">o</text:span></text:span><text:span text:style-name="Source_20_Text"><text:span text:style-name="T78">u </text:span></text:span><text:span text:style-name="Source_20_Text"><text:span text:style-name="T78">c</text:span></text:span><text:span text:style-name="Source_20_Text"><text:span text:style-name="T78">a</text:span></text:span><text:span text:style-name="Source_20_Text"><text:span text:style-name="T78">n </text:span></text:span><text:span text:style-name="Source_20_Text"><text:span text:style-name="T78">a</text:span></text:span><text:span text:style-name="Source_20_Text"><text:span text:style-name="T78">l</text:span></text:span><text:span text:style-name="Source_20_Text"><text:span text:style-name="T78">s</text:span></text:span><text:span text:style-name="Source_20_Text"><text:span text:style-name="T78">o</text:span></text:span></text:p>
      <text:p text:style-name="P38"><text:span text:style-name="Source_20_Text"><text:span text:style-name="T74"><text:tab/> <text:s/><text:tab/><text:tab/><text:tab/><text:tab/><text:tab/><text:tab/><text:tab/><text:tab/><text:tab/><text:tab/><text:tab/></text:span></text:span><text:span text:style-name="Source_20_Text"><text:span text:style-name="T74">- </text:span></text:span><text:span text:style-name="Source_20_Text"><text:span text:style-name="T78">Cl</text:span></text:span><text:span text:style-name="Source_20_Text"><text:span text:style-name="T74">ear the commands history list</text:span></text:span></text:p>
      <text:p text:style-name="P38"><text:span text:style-name="Source_20_Text"><text:span text:style-name="T74"><text:tab/> <text:s/><text:tab/><text:tab/><text:tab/><text:tab/><text:tab/><text:tab/><text:tab/><text:tab/><text:tab/><text:tab/><text:tab/></text:span></text:span><text:span text:style-name="Source_20_Text"><text:span text:style-name="T74">- Over</text:span></text:span><text:span text:style-name="Source_20_Text"><text:span text:style-name="T78">w</text:span></text:span><text:span text:style-name="Source_20_Text"><text:span text:style-name="T74">rite history file with history of current Bash shell</text:span></text:span></text:p>
      <text:p text:style-name="P38"><text:span text:style-name="Source_20_Text"><text:span text:style-name="T74"><text:tab/> <text:s/><text:tab/><text:tab/><text:tab/><text:tab/><text:tab/><text:tab/><text:tab/><text:tab/><text:tab/><text:tab/><text:tab/></text:span></text:span><text:span text:style-name="Source_20_Text"><text:span text:style-name="T74">- </text:span></text:span><text:span text:style-name="Source_20_Text"><text:span text:style-name="T78">D</text:span></text:span><text:span text:style-name="Source_20_Text"><text:span text:style-name="T74">elete the history entry at the specified offset</text:span></text:span></text:p>
      <text:p text:style-name="P38"><text:span text:style-name="Source_20_Text"><text:span text:style-name="T74"><text:tab/> <text:s/><text:tab/><text:tab/><text:tab/><text:tab/><text:tab/><text:tab/><text:tab/><text:tab/><text:tab/><text:tab/> <text:s text:c="9"/></text:span></text:span><text:span text:style-name="Source_20_Text"><text:span text:style-name="T74"><text:s/>- Add a command to history without running it</text:span></text:span></text:p>
      <text:p text:style-name="P41"><text:span text:style-name="Source_20_Text"><text:span text:style-name="T74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79">___________________________________________________________________________________________</text:span></text:span><text:span text:style-name="Source_20_Text"><text:span text:style-name="T80">__________________</text:span></text:span></text:p>
      <text:p text:style-name="P42">$ <text:span text:style-name="T81">lsblk</text:span><text:span text:style-name="T82"><text:tab/><text:tab/><text:tab/><text:tab/><text:tab/><text:tab/><text:tab/></text:span><text:span text:style-name="T45"><text:tab/><text:tab/> <text:s/><text:tab/><text:tab/> <text:s text:c="9"/><text:tab/> <text:s/><text:tab/><text:tab/><text:tab/><text:tab/> <text:s text:c="26"/># List </text:span><text:span text:style-name="T83">Block </text:span><text:span text:style-name="Strong_20_Emphasis"><text:span text:style-name="T84"><text:s/></text:span></text:span></text:p>
      <text:p text:style-name="P43"><text:tab/><text:tab/><text:tab/><text:tab/><text:tab/><text:tab/><text:tab/><text:tab/><text:tab/><text:tab/><text:tab/><text:tab/><text:tab/><text:tab/><text:tab/><text:tab/><text:tab/><text:tab/> # <text:s/><text:span text:style-name="T85">or </text:span><text:span text:style-name="Strong_20_Emphasis"><text:span text:style-name="T83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4"><text:span text:style-name="Strong_20_Emphasis"><text:span text:style-name="T38"><text:s text:c="45"/>Unicode</text:span></text:span></text:p>
          </table:table-cell>
          <table:table-cell table:style-name="Table2.A1" office:value-type="string">
            <text:p text:style-name="P44"><text:span text:style-name="Strong_20_Emphasis"><text:span text:style-name="T86"><text:s text:c="44"/>ASCII</text:span></text:span></text:p>
          </table:table-cell>
        </table:table-row>
        <table:table-row>
          <table:table-cell table:style-name="Table2.A1" office:value-type="string">
            <text:p text:style-name="P45"><text:span text:style-name="T2"><text:s text:c="4"/></text:span><text:s/><text:span text:style-name="T87">=</text:span> <text:s/>all characters from all languages + symbols + emojis</text:p>
            <text:p text:style-name="P46"><text:span text:style-name="Strong_20_Emphasis"><text:span text:style-name="T83"><text:tab/><text:tab/><text:tab/><text:tab/><text:tab/><text:tab/><text:tab/> <text:s text:c="10"/>(Universal Characters </text:span></text:span><text:span text:style-name="Strong_20_Emphasis"><text:span text:style-name="T88"><text:tab/><text:tab/><text:tab/><text:tab/><text:tab/><text:tab/><text:tab/> <text:s text:c="2"/></text:span></text:span></text:p>
            <text:p text:style-name="P45"><text:s text:c="2"/><text:span text:style-name="T89"><text:s/>ह 你 ச আ </text:span><text:span text:style-name="T90"><text:s/>محبت A a Z z </text:span><text:span text:style-name="T89">✓ ✔ ✘ ✨ ★ → ← ↑ │ ─ ┼ 😊 😎 ❤️</text:span> </text:p>
          </table:table-cell>
          <table:table-cell table:style-name="Table2.A1" office:value-type="string">
            <text:p text:style-name="P45"><text:span text:style-name="T2"><text:s text:c="3"/></text:span><text:s/>= <text:s/><text:span text:style-name="Strong_20_Emphasis"><text:span text:style-name="T14">plain English keyboard characters only</text:span></text:span><text:span text:style-name="Strong_20_Emphasis"> </text:span></text:p>
            <text:p text:style-name="P46"><text:span text:style-name="Strong_20_Emphasis"><text:span text:style-name="T14"><text:s text:c="70"/>(letters, numbers, basic symbols </text:span></text:span></text:p>
            <text:p text:style-name="P45"><text:span text:style-name="Strong_20_Emphasis"><text:span text:style-name="T14"><text:s text:c="2"/></text:span></text:span></text:p>
            <text:p text:style-name="P45"><text:span text:style-name="Strong_20_Emphasis"><text:span text:style-name="T91"><text:s text:c="2"/></text:span></text:span><text:span text:style-name="Strong_20_Emphasis"><text:span text:style-name="T14"><text:s/></text:span></text:span><text:span text:style-name="Strong_20_Emphasis"><text:span text:style-name="T92">A a</text:span></text:span><text:span text:style-name="Strong_20_Emphasis"><text:span text:style-name="T93"> z</text:span></text:span><text:span text:style-name="Strong_20_Emphasis"><text:span text:style-name="T92"> </text:span></text:span><text:span text:style-name="Strong_20_Emphasis"><text:span text:style-name="T93">Z </text:span></text:span><text:span text:style-name="Strong_20_Emphasis"><text:span text:style-name="T92">0 1 </text:span></text:span><text:span text:style-name="Strong_20_Emphasis"><text:span text:style-name="T93">9 </text:span></text:span><text:span text:style-name="Strong_20_Emphasis"><text:span text:style-name="T92">! @ # $ % ^ &amp; *- _ + = / ? .</text:span></text:span></text:p>
          </table:table-cell>
        </table:table-row>
        <table:table-row>
          <table:table-cell table:style-name="Table2.A1" office:value-type="string">
            <text:p text:style-name="P47"><text:span text:style-name="T14"><text:s text:c="3"/>Whereas </text:span><text:span text:style-name="T94">ASCII</text:span><text:span text:style-name="T14"> is limited to </text:span><text:span text:style-name="Strong_20_Emphasis"><text:span text:style-name="T14">127 basic English characters</text:span></text:span></text:p>
          </table:table-cell>
          <table:table-cell table:style-name="Table2.A1" office:value-type="string">
            <text:p text:style-name="P47"><text:span text:style-name="T95"><text:s text:c="3"/>Unicode</text:span><text:span text:style-name="T14"> has </text:span><text:span text:style-name="Strong_20_Emphasis"><text:span text:style-name="T14">over 140,000 characters</text:span></text:span></text:p>
          </table:table-cell>
        </table:table-row>
        <table:table-row>
          <table:table-cell table:style-name="Table2.A1" office:value-type="string">
            <text:p text:style-name="P48"><text:span text:style-name="Strong_20_Emphasis"><text:span text:style-name="T96"><text:s text:c="3"/>Examples</text:span></text:span></text:p>
            <text:p text:style-name="P49"><text:span text:style-name="Source_20_Text"><text:span text:style-name="T97"><text:s text:c="3"/>$ </text:span></text:span><text:span text:style-name="Source_20_Text"><text:span text:style-name="T98">lsblk</text:span></text:span></text:p>
            <text:p text:style-name="P44"><text:s text:c="3"/>Uses <text:span text:style-name="Strong_20_Emphasis"><text:span text:style-name="T14">Unicode</text:span></text:span> characters for pretty tree:</text:p>
            <text:p text:style-name="P50"><text:span text:style-name="Source_20_Text"><text:s text:c="2"/>├─sda1</text:span></text:p>
            <text:p text:style-name="P51"><text:span text:style-name="Source_20_Text"><text:span text:style-name="T14"><text:s text:c="2"/>└─sda2</text:span></text:span></text:p>
          </table:table-cell>
          <table:table-cell table:style-name="Table2.A1" office:value-type="string">
            <text:p text:style-name="P52"><text:span text:style-name="Source_20_Text"><text:span text:style-name="T97"><text:s text:c="3"/></text:span></text:span></text:p>
            <text:p text:style-name="P52"><text:span text:style-name="Source_20_Text"><text:span text:style-name="T97"><text:s text:c="4"/>$ </text:span></text:span><text:span text:style-name="Source_20_Text"><text:span text:style-name="T98">lsblk --ascii</text:span></text:span></text:p>
            <text:p text:style-name="P44"><text:span text:style-name="T99"><text:s text:c="3"/>Uses </text:span><text:span text:style-name="Strong_20_Emphasis"><text:span text:style-name="T99">ASCII</text:span></text:span><text:span text:style-name="T99"> (simple characters</text:span><text:span text:style-name="T100">)</text:span><text:span text:style-name="T99"> :</text:span><text:span text:style-name="Source_20_Text"><text:tab/><text:tab/><text:tab/><text:tab/><text:tab/><text:tab/><text:tab/><text:tab/>|-sda1</text:span><text:span text:style-name="Source_20_Text"><text:span text:style-name="T14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3"><text:span text:style-name="Strong_20_Emphasis"><text:span text:style-name="T101"><text:s text:c="96"/>ASCII</text:span></text:span><text:span text:style-name="Strong_20_Emphasis"><text:span text:style-name="T102"> </text:span></text:span><text:span text:style-name="Strong_20_Emphasis"><text:span text:style-name="T103">⊂ <text:s/></text:span></text:span><text:span text:style-name="Strong_20_Emphasis"><text:span text:style-name="T104">Unicode</text:span></text:span></text:p>
            <text:p text:style-name="P48"><text:span text:style-name="Strong_20_Emphasis"><text:span text:style-name="T45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45"><text:s text:c="5"/><text:tab/><text:tab/><text:tab/></text:p>
      <text:p text:style-name="P54"><text:span text:style-name="Source_20_Text"><text:span text:style-name="T105"/></text:span></text:p>
      <text:p text:style-name="P55"><text:span text:style-name="T106">___________________________</text:span><text:span text:style-name="T107">____________________ </text:span><text:span text:style-name="T106">R</text:span><text:span text:style-name="T107">are</text:span><text:span text:style-name="T106">ly Used </text:span><text:span text:style-name="T107">___________</text:span><text:span text:style-name="T106">_______________________________________</text:span></text:p>
      <text:p text:style-name="P56"><text:span text:style-name="Source_20_Text"><text:span text:style-name="T108">$</text:span></text:span><text:span text:style-name="Source_20_Text"><text:span text:style-name="T109"> </text:span></text:span><text:span text:style-name="Source_20_Text"><text:span text:style-name="T110">nslookup google.com </text:span></text:span><text:span text:style-name="Source_20_Text"><text:span text:style-name="T111">                                               </text:span></text:span><text:span text:style-name="Source_20_Text"><text:span text:style-name="T112">          <text:s text:c="64"/> # Find the IP Address of a Website</text:span></text:span></text:p>
      <text:p text:style-name="P57"><text:span text:style-name="Source_20_Text"><text:span text:style-name="T113">$</text:span></text:span> <text:span text:style-name="T36">uptime</text:span><text:tab/><text:tab/><text:tab/><text:tab/><text:tab/><text:tab/><text:tab/><text:tab/><text:tab/><text:tab/><text:tab/><text:tab/><text:tab/> <text:s text:c="8"/><text:span text:style-name="T114"><text:s text:c="5"/># Tell how long the system has been running </text:span></text:p>
      <text:p text:style-name="P57"><text:span text:style-name="Source_20_Text"><text:span text:style-name="T113">$</text:span></text:span><text:span text:style-name="Source_20_Text"><text:span text:style-name="T115"> </text:span></text:span><text:span text:style-name="Source_20_Text"><text:span text:style-name="T116">whoami</text:span></text:span></text:p>
      <text:p text:style-name="P54"><text:span text:style-name="Source_20_Text"><text:span text:style-name="T105">___________________________________________________________________________________________</text:span></text:span><text:span text:style-name="Source_20_Text"><text:span text:style-name="T117">__________________</text:span></text:span></text:p>
      <text:p text:style-name="P54"><text:span text:style-name="Source_20_Text"><text:span text:style-name="T80"/></text:span></text:p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5"><text:span text:style-name="T55"><text:line-break/></text:span><text:span text:style-name="T118">___________________________________________________________________________________________</text:span><text:span text:style-name="T119">__________________</text:span></text:p>
      <text:p text:style-name="P58"><text:span text:style-name="T26">$</text:span> <text:span text:style-name="T36">mkdir</text:span> <text:span text:style-name="T14">folder</text:span><text:span text:style-name="T120">_</text:span><text:span text:style-name="T14">name<text:tab/></text:span></text:p>
      <text:p text:style-name="P58">$ <text:span text:style-name="T36">mkdir</text:span> <text:span text:style-name="T14">path/to/</text:span><text:span text:style-name="T121">folder_name</text:span><text:span text:style-name="T14">{</text:span><text:span text:style-name="T121">1</text:span><text:span text:style-name="T14">..10}</text:span><text:tab/><text:tab/><text:tab/><text:tab/><text:tab/><text:tab/><text:tab/> <text:s text:c="5"/><text:span text:style-name="T122"><text:s/># </text:span><text:span text:style-name="T14">Create multiple </text:span><text:span text:style-name="T123">folder</text:span><text:span text:style-name="T14"> with an increasing number</text:span><text:span text:style-name="T121"> </text:span><text:span text:style-name="T14"><text:tab/></text:span></text:p>
      <text:p text:style-name="P59"><text:span text:style-name="T124">$</text:span> <text:span text:style-name="T36">touch path/to/file{1..10}</text:span><text:tab/><text:tab/><text:tab/><text:tab/><text:tab/><text:tab/><text:tab/><text:tab/><text:tab/><text:tab/><text:span text:style-name="T125"> # </text:span><text:span text:style-name="T126">Create multiple files with an increasing number</text:span><text:span text:style-name="T127"> </text:span></text:p>
      <text:p text:style-name="P60"><text:span text:style-name="T26">$</text:span> <text:span text:style-name="T36">touch</text:span> <text:span text:style-name="T14">1.txt</text:span></text:p>
      <text:p text:style-name="P8">___________________________________________________________________________________________<text:span text:style-name="T9">__________________</text:span></text:p>
      <text:p text:style-name="P61"><text:span text:style-name="T128">$</text:span> stat <text:span text:style-name="T14">File_Fodler_name <text:s text:c="2"/><text:tab/><text:tab/><text:tab/><text:tab/><text:tab/><text:tab/><text:tab/><text:tab/><text:tab/><text:tab/><text:tab/><text:tab/> <text:s text:c="6"/></text:span><text:span text:style-name="T129"><text:s/># Display file/folder information </text:span></text:p>
      <text:p text:style-name="P62"><text:span text:style-name="T130">$</text:span> nautilus  <text:span text:style-name="T14">path/path/path</text:span></text:p>
      <text:p text:style-name="P63"><text:span text:style-name="T130">$</text:span> nautilus  <text:span text:style-name="T14">.</text:span></text:p>
      <text:p text:style-name="P62"><text:span text:style-name="T130">$</text:span> grep -r "<text:span text:style-name="T14">word_find</text:span>"  <text:span text:style-name="T14">folder/<text:tab/><text:tab/><text:tab/><text:tab/></text:span><text:span text:style-name="T131">*******************************</text:span></text:p>
      <text:p text:style-name="P64"><text:span text:style-name="T132"/></text:p>
      <text:p text:style-name="P65">$ <text:span text:style-name="T133">command1</text:span><text:span text:style-name="T99"> | </text:span><text:span text:style-name="T133">command2</text:span><text:span text:style-name="T99"> | </text:span><text:span text:style-name="T133">command3</text:span><text:span text:style-name="T26"> <text:s/></text:span><text:span text:style-name="T134"><text:tab/><text:tab/><text:tab/></text:span><text:span text:style-name="T126">vs<text:tab/><text:tab/><text:tab/> <text:s text:c="8"/></text:span>$ <text:span text:style-name="T99">command1</text:span></text:p>
      <text:p text:style-name="P66"><text:span text:style-name="T128"><text:tab/><text:tab/><text:tab/><text:tab/><text:tab/><text:tab/><text:tab/><text:tab/><text:tab/><text:tab/><text:tab/><text:tab/><text:tab/>$ </text:span>command<text:span text:style-name="T135">2</text:span></text:p>
      <text:p text:style-name="P66"><text:span text:style-name="T136"><text:tab/><text:tab/><text:tab/><text:tab/><text:tab/><text:tab/><text:tab/><text:tab/><text:tab/><text:tab/><text:tab/><text:tab/><text:tab/>$ </text:span><text:span text:style-name="T137">command3</text:span><text:span text:style-name="T138"> </text:span></text:p>
      <text:p text:style-name="P67"/>
      <text:p text:style-name="P67"/>
      <text:p text:style-name="P68"><text:span text:style-name="Strong_20_Emphasis"><text:span text:style-name="T48">Run command 2 if command 1 succeeds</text:span></text:span><text:span text:style-name="T48">:</text:span></text:p>
      <text:p text:style-name="P69"><text:span text:style-name="Source_20_Text"><text:span text:style-name="T48">command1 &amp;&amp; command2</text:span></text:span></text:p>
      <text:list text:style-name="L2">
        <text:list-item>
          <text:p text:style-name="P70"><text:span text:style-name="Strong_20_Emphasis"><text:span text:style-name="T48">Run command 2 if command 1 fails</text:span></text:span><text:span text:style-name="T48">:</text:span></text:p>
        </text:list-item>
      </text:list>
      <text:p text:style-name="P69"><text:span text:style-name="Source_20_Text"><text:span text:style-name="T48">command1 || command2</text:span></text:span></text:p>
      <text:list text:style-name="L3">
        <text:list-item>
          <text:p text:style-name="P71"><text:span text:style-name="Strong_20_Emphasis"><text:span text:style-name="T48">Run both commands sequentially, no matter the result of command 1</text:span></text:span><text:span text:style-name="T48">:</text:span></text:p>
        </text:list-item>
      </text:list>
      <text:p text:style-name="P72"><text:span text:style-name="Source_20_Text"><text:span text:style-name="T48">command1; command2</text:span></text:span></text:p>
      <text:p text:style-name="P68"><text:span text:style-name="T48">The pipe (</text:span><text:span text:style-name="Source_20_Text"><text:span text:style-name="T48">|</text:span></text:span><text:span text:style-name="T48"> <text:s/>is used to pass the output of one command directly as input to another, enabling the combination of simple commands for more complex tasks.</text:span></text:p>
      <text:list text:style-name="L4">
        <text:list-item>
          <text:p text:style-name="P73">You can use it for filtering, transforming, sorting, and processing data in real-time.</text:p>
        </text:list-item>
      </text:list>
      <text:p text:style-name="P67"/>
      <text:p text:style-name="P74"><text:span text:style-name="T139">$</text:span><text:span text:style-name="T132"> </text:span><text:span text:style-name="T140">tldr command <text:s/># eg. tldr tldr or tlder man </text:span></text:p>
      <text:p text:style-name="P74"><text:span text:style-name="T130">$</text:span> man command</text:p>
      <text:p text:style-name="P74"><text:span text:style-name="T139">$</text:span><text:span text:style-name="T132"> </text:span><text:span text:style-name="T141">cat</text:span></text:p>
      <text:p text:style-name="P75"><text:span text:style-name="T130">$</text:span> <text:span text:style-name="T142">wget</text:span></text:p>
      <text:p text:style-name="P76">$<text:span text:style-name="T99"> </text:span><text:span text:style-name="T143">cp</text:span></text:p>
      <text:p text:style-name="P77"><text:span text:style-name="T128">$</text:span> <text:span text:style-name="T144">mv</text:span></text:p>
      <text:p text:style-name="P77"><text:span text:style-name="T139">$</text:span><text:span text:style-name="T132"> </text:span><text:span text:style-name="T145">find</text:span></text:p>
      <text:p text:style-name="P78"><text:span text:style-name="T146">$</text:span><text:span text:style-name="T147"> </text:span><text:span text:style-name="T148">chmod</text:span></text:p>
      <text:p text:style-name="P77"><text:span text:style-name="T139">$</text:span><text:span text:style-name="T132"> </text:span><text:span text:style-name="T149">nano</text:span></text:p>
      <text:p text:style-name="P79"><text:span text:style-name="T139">$</text:span><text:span text:style-name="T150"> </text:span><text:span text:style-name="T149">nautilus</text:span></text:p>
      <text:p text:style-name="P80"><text:span text:style-name="T146">$</text:span><text:span text:style-name="T147"> </text:span><text:span text:style-name="T151">wc -l</text:span></text:p>
      <text:p text:style-name="P79"><text:span text:style-name="T139">$</text:span><text:span text:style-name="T132"> </text:span><text:span text:style-name="T149">n</text:span></text:p>
      <text:p text:style-name="P79"><text:span text:style-name="T130">$</text:span> n</text:p>
      <text:p text:style-name="P79"/>
      <text:p text:style-name="P81"/>
      <text:p text:style-name="P81"/>
      <text:p text:style-name="P82"><text:span text:style-name="Source_20_Text"><text:span text:style-name="T105">/tmp</text:span></text:span><text:span text:style-name="T105"> is a </text:span><text:span text:style-name="Strong_20_Emphasis"><text:span text:style-name="T105">temporary directory</text:span></text:span><text:span text:style-name="T105"> in Linux.</text:span></text:p>
      <text:list text:style-name="L5">
        <text:list-item>
          <text:p text:style-name="P83"><text:span text:style-name="T105">It stores files that are deleted </text:span><text:span text:style-name="Strong_20_Emphasis"><text:span text:style-name="T105">automatically after reboot</text:span></text:span><text:span text:style-name="T105"> or sometimes after a few days.</text:span></text:p>
        </text:list-item>
      </text:list>
      <text:p text:style-name="P81"/>
      <text:p text:style-name="P81"/>
      <text:p text:style-name="P84"><text:span text:style-name="Source_20_Text"><text:span text:style-name="T105">/tmp</text:span></text:span><text:span text:style-name="T105"> means: the folder named </text:span><text:span text:style-name="Strong_20_Emphasis"><text:span text:style-name="T105">tmp</text:span></text:span><text:span text:style-name="T105"> inside root (</text:span><text:span text:style-name="Source_20_Text"><text:span text:style-name="T105">/</text:span></text:span><text:span text:style-name="T105"> </text:span></text:p>
      <text:list text:style-name="L6">
        <text:list-item>
          <text:p text:style-name="P85"><text:span text:style-name="Source_20_Text"><text:span text:style-name="T105">tmp/</text:span></text:span><text:span text:style-name="T105"> means: a folder named </text:span><text:span text:style-name="Strong_20_Emphasis"><text:span text:style-name="T105">tmp</text:span></text:span><text:span text:style-name="T105"> inside your </text:span><text:span text:style-name="Strong_20_Emphasis"><text:span text:style-name="T105">current directory</text:span></text:span><text:span text:style-name="T105"><text:line-break/></text:span></text:p>
        </text:list-item>
      </text:list>
      <text:p text:style-name="P86"/>
      <text:p text:style-name="P82"><text:span text:style-name="Source_20_Text"><text:span text:style-name="T105">/opt</text:span></text:span><text:span text:style-name="T105"> = </text:span><text:span text:style-name="Strong_20_Emphasis"><text:span text:style-name="T105">optional application software</text:span></text:span><text:span text:style-name="T105"><text:line-break/>It is part of official Linux Filesystem Hierarchy Standard (FHS .</text:span></text:p>
      <text:h text:style-name="P87" text:outline-level="3">✔ Meaning:</text:h>
      <text:p text:style-name="P88"><text:span text:style-name="Source_20_Text"><text:span text:style-name="T105">opt</text:span></text:span><text:span text:style-name="T105"> = </text:span><text:span text:style-name="Strong_20_Emphasis"><text:span text:style-name="T105">optional</text:span></text:span><text:span text:style-name="T105"><text:line-break/>This folder is used for applications that </text:span><text:span text:style-name="Strong_20_Emphasis"><text:span text:style-name="T105">are not part of the OS</text:span></text:span><text:span text:style-name="T105"> — custom software, third-party tools, your own scripts, etc.</text:span></text:p>
      <text:h text:style-name="P89" text:outline-level="3"><text:span text:style-name="T105">✔ Why use </text:span><text:span text:style-name="Source_20_Text"><text:span text:style-name="T105">/opt</text:span></text:span><text:span text:style-name="T105">?</text:span></text:h>
      <text:p text:style-name="P32">Because it is:</text:p>
      <text:list text:style-name="L7">
        <text:list-item>
          <text:p text:style-name="P90"><text:span text:style-name="Strong_20_Emphasis"><text:span text:style-name="T105">Persistent</text:span></text:span><text:span text:style-name="T105"> (does NOT delete on reboot </text:span></text:p>
        </text:list-item>
        <text:list-item>
          <text:p text:style-name="P90"><text:span text:style-name="Strong_20_Emphasis"><text:span text:style-name="T105">Clean</text:span></text:span><text:span text:style-name="T105"> (keeps your custom apps separate from system files </text:span></text:p>
        </text:list-item>
        <text:list-item>
          <text:p text:style-name="P90"><text:span text:style-name="Strong_20_Emphasis"><text:span text:style-name="T105">Standard</text:span></text:span><text:span text:style-name="T105"> across Ubuntu/Kali/other Linux distros</text:span></text:p>
        </text:list-item>
        <text:list-item>
          <text:p text:style-name="P90"><text:span text:style-name="T105">Good for </text:span><text:span text:style-name="Strong_20_Emphasis"><text:span text:style-name="T105">manual installations</text:span></text:span><text:span text:style-name="T105"> (vs </text:span><text:span text:style-name="Source_20_Text"><text:span text:style-name="T105">/usr/bin</text:span></text:span><text:span text:style-name="T105"> which is for package-managed software </text:span></text:p>
        </text:list-item>
      </text:list>
      <text:h text:style-name="P87" text:outline-level="3">✔ Example:</text:h>
      <text:list text:style-name="L8">
        <text:list-item>
          <text:p text:style-name="P91"><text:span text:style-name="T105">Google Chrome installs in </text:span><text:span text:style-name="Source_20_Text"><text:span text:style-name="T105">/opt/google/</text:span></text:span></text:p>
        </text:list-item>
        <text:list-item>
          <text:p text:style-name="P91"><text:span text:style-name="T105">Android Studio installs in </text:span><text:span text:style-name="Source_20_Text"><text:span text:style-name="T105">/opt/android-studio/</text:span></text:span></text:p>
        </text:list-item>
        <text:list-item>
          <text:p text:style-name="P91"><text:span text:style-name="T105">You can keep your custom tools in </text:span><text:span text:style-name="Source_20_Text"><text:span text:style-name="T105">/opt/mytools/</text:span></text:span></text:p>
        </text:list-item>
      </text:list>
      <text:p text:style-name="P92"/>
      <text:p text:style-name="P92"/>
      <text:p text:style-name="P93"><text:span text:style-name="T152">___________________________</text:span><text:span text:style-name="T153">_________________ Development Purpose ___________</text:span><text:span text:style-name="T152">__________________________________</text:span></text:p>
      <text:p text:style-name="P94"><text:span text:style-name="T38">$</text:span><text:span text:style-name="T15"> </text:span><text:span text:style-name="T154">nvm ls</text:span><text:span text:style-name="T155">   </text:span><text:span text:style-name="T15"> </text:span><text:span text:style-name="T15">         </text:span></text:p>
      <text:p text:style-name="P93"><text:span text:style-name="T40">$ </text:span><text:span text:style-name="T156">nvm use 20.17.0 <text:s text:c="17"/></text:span><text:span text:style-name="T157">#</text:span><text:span text:style-name="T158"> </text:span><text:span text:style-name="T157">Find out which versions of Node.js you may have installed and which one of those you're currently using</text:span></text:p>
      <text:p text:style-name="P95"><text:span text:style-name="T39">$</text:span><text:span text:style-name="T159"> </text:span><text:span text:style-name="T160">npm install –legacy-peer-deps</text:span></text:p>
      <text:p text:style-name="P96">_________________________<text:span text:style-name="T161">_________________________</text:span> <text:span text:style-name="T161">Swap <text:s/>_____________________</text:span>________________________________</text:p>
      <text:p text:style-name="P80"><text:span text:style-name="T162">$ </text:span><text:span text:style-name="T156">sudo swapoff -a</text:span><text:span text:style-name="T162"> </text:span><text:span text:style-name="T163">                                                                                           <text:tab/><text:tab/><text:tab/><text:tab/><text:tab/><text:tab/><text:tab/> <text:s text:c="6"/></text:span><text:span text:style-name="T164"># swap memory off</text:span></text:p>
      <text:p text:style-name="P97">_______________________________<text:span text:style-name="T165">______</text:span> 🔑 Unlocking Your WD Passport Drive <text:s/>_________________________________<text:span text:style-name="T9">____</text:span></text:p>
      <text:p text:style-name="P98"><text:span text:style-name="T166">$</text:span><text:span text:style-name="T167"> </text:span>sudo apt update <text:s/><text:tab/><text:tab/><text:tab/></text:p>
      <text:p text:style-name="P98"><text:span text:style-name="T166">$</text:span><text:span text:style-name="T168"> </text:span>sudo apt install -y python3-pip git</text:p>
      <text:p text:style-name="P98"><text:span text:style-name="T166">$</text:span><text:span text:style-name="T168"> </text:span>sudo pip3 install pyudev git+https://github.com/crypto-universe/py_sg –break-system-packages</text:p>
      <text:p text:style-name="P99"><text:span text:style-name="T38">$</text:span><text:span text:style-name="T169"> </text:span><text:span text:style-name="T170">lsblk</text:span> <text:s text:c="2"/><text:tab/><text:tab/><text:tab/><text:tab/><text:tab/><text:tab/><text:tab/><text:tab/><text:tab/><text:tab/><text:tab/> <text:s text:c="11"/><text:span text:style-name="T38"># </text:span>List connected drives to find your device (e.g., /dev/sdx </text:p>
      <text:p text:style-name="P99"><text:span text:style-name="T38">$</text:span><text:span text:style-name="T169"> </text:span><text:span text:style-name="T170">cd /tmp</text:span><text:tab/><text:tab/><text:tab/><text:tab/><text:tab/><text:tab/><text:tab/><text:tab/><text:tab/><text:tab/><text:tab/><text:tab/> <text:s text:c="5"/><text:span text:style-name="T38"># </text:span>Go to temporary folder <text:s/>→ <text:span text:style-name="T167">will vanish when rebooted</text:span></text:p>
      <text:p text:style-name="P99"><text:span text:style-name="T38">$</text:span><text:span text:style-name="T169"> </text:span><text:span text:style-name="T170">wget https://raw.githubusercontent.com/0-duke/wdpassport-utils/master/wdpassport-utils.py -O wdpassport-utils.py</text:span><text:span text:style-name="T171"> <text:tab/></text:span><text:tab/><text:tab/><text:tab/><text:tab/><text:tab/><text:tab/><text:tab/><text:tab/><text:tab/><text:tab/><text:tab/><text:tab/><text:tab/><text:tab/><text:tab/><text:tab/> <text:s text:c="24"/><text:span text:style-name="T38"># </text:span>📥 Download WD Passport unlock script</text:p>
      <text:p text:style-name="P99"><text:span text:style-name="T38">$</text:span><text:span text:style-name="T169"> </text:span><text:span text:style-name="T170">chmod +x wdpassport-utils.py</text:span><text:tab/><text:tab/><text:tab/><text:tab/><text:tab/><text:tab/><text:tab/><text:tab/><text:tab/><text:tab/><text:tab/><text:tab/> <text:s text:c="7"/><text:tab/> <text:s text:c="6"/><text:span text:style-name="T38"># </text:span>Make script executable</text:p>
      <text:p text:style-name="P100"><text:span text:style-name="T172">$</text:span><text:span text:style-name="T173"> </text:span><text:span text:style-name="T174">sudo python3 /tmp/wdpassport-utils.py -u -d /dev/</text:span><text:span text:style-name="T175">sdx*</text:span><text:span text:style-name="T176"><text:tab/> <text:s text:c="11"/></text:span><text:span text:style-name="T172">#</text:span><text:span text:style-name="T14">🔓</text:span><text:span text:style-name="T176">Unlock your WD Passport drive (replace sdx* with actual device </text:span></text:p>
      <text:h text:style-name="P101" text:outline-level="2">Flags Used</text:h>
      <text:list text:style-name="L9">
        <text:list-item>
          <text:p text:style-name="P102"><text:span text:style-name="Strong_20_Emphasis"><text:span text:style-name="Source_20_Text">-u</text:span></text:span> <text:s text:c="25"/>→ Unlock the drive 🔓</text:p>
        </text:list-item>
        <text:list-item>
          <text:p text:style-name="P102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03"><text:span text:style-name="T177">+x</text:span><text:span text:style-name="T178"> <text:s text:c="25"/>→ </text:span><text:span text:style-name="T179">add execute permission ⚙️</text:span></text:p>
        </text:list-item>
      </text:list>
      <text:p text:style-name="P104"/>
      <text:p text:style-name="P105">_______________________________<text:span text:style-name="T165">_____</text:span>___<text:span text:style-name="T165">_____</text:span> Fan Mode Commands <text:s/>_________________________________<text:span text:style-name="T9">___________</text:span></text:p>
      <text:p text:style-name="P105"/>
      <text:p text:style-name="P106">0 -&gt; Super Silent Mode 🔇</text:p>
      <text:p text:style-name="P106">1 -&gt; Standard Mode ⚙️</text:p>
      <text:p text:style-name="P106">2 -&gt; Dust Cleaning 🧹</text:p>
      <text:p text:style-name="P106">4 -&gt; Efficient Thermal Dissipation Mode 🌡️</text:p>
      <text:p text:style-name="P107"/>
      <text:p text:style-name="P108"><text:span text:style-name="T180">$</text:span><text:span text:style-name="T165"> </text:span>echo 0 | sudo tee /sys/bus/platform/drivers/ideapad_acpi/VPC2004:00/fan_mode</text:p>
      <text:p text:style-name="P109"><text:span text:style-name="T180">$</text:span><text:span text:style-name="T165"> </text:span>echo <text:span text:style-name="T165">1</text:span> | sudo tee /sys/bus/platform/drivers/ideapad_acpi/VPC2004:00/fan_mode</text:p>
      <text:p text:style-name="P109"><text:span text:style-name="T180">$</text:span><text:span text:style-name="T165"> </text:span>echo <text:span text:style-name="T165">2</text:span> | sudo tee /sys/bus/platform/drivers/ideapad_acpi/VPC2004:00/fan_mode</text:p>
      <text:p text:style-name="P109"><text:span text:style-name="T180">$</text:span><text:span text:style-name="T165"> </text:span>echo <text:span text:style-name="T165">4</text:span> | sudo tee /sys/bus/platform/drivers/ideapad_acpi/VPC2004:00/fan_mode</text:p>
      <text:p text:style-name="P109"/>
      <text:p text:style-name="P109"/>
      <text:p text:style-name="P109"/>
      <text:p text:style-name="P110">____________________________________________________________________________________________________________</text:p>
      <text:p text:style-name="P111"># used to broadcast important notifications or announcements to all users currently logged into the system.</text:p>
      <text:p text:style-name="P93"><text:span text:style-name="T163">$ wall "we will be going down for maintenance for one hour sharply at 03:30 pm"</text:span></text:p>
      <text:p text:style-name="P111">#combines the functionality of both the ‘uptime‘ and ‘who‘ commands,</text:p>
      <text:p text:style-name="P112"># 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14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20T12:08:03.776776603</dc:date>
    <meta:editing-duration>P1DT16H18M1S</meta:editing-duration>
    <meta:editing-cycles>48</meta:editing-cycles>
    <meta:generator>LibreOffice/25.2.6.2$Linux_X86_64 LibreOffice_project/40d1a0e1d5bdf1afaeae24d9ece32bbb00fa66a4</meta:generator>
    <meta:document-statistic meta:table-count="2" meta:image-count="0" meta:object-count="0" meta:page-count="1" meta:paragraph-count="188" meta:word-count="1206" meta:character-count="10373" meta:non-whitespace-character-count="7637"/>
  </office:meta>
</office:document-meta>
</file>